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Electron" svg:font-family="Electron" style:font-pitch="variable"/>
    <style:font-face style:name="Purisa" svg:font-family="Purisa" style:font-pitch="variable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RW Gothic L"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Electron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Bracket Preview</text:p>
      <text:p text:style-name="P1"/>
      <text:p text:style-name="P3">Select a group from the list to preview the bracke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lectron" svg:font-family="Electron" style:font-pitch="variable"/>
    <style:font-face style:name="Purisa" svg:font-family="Purisa" style:font-pitch="variable"/>
    <style:font-face style:name="URW Chancery L" svg:font-family="'URW Chancery L'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2.73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5T13:47:30</meta:creation-date>
    <dc:date>2009-06-05T13:53:54</dc:date>
    <meta:editing-duration>PT00H06M27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2" meta:word-count="12" meta:character-count="67"/>
  </office:meta>
</office:document-meta>
</file>